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master-page-name="Standard">
      <style:paragraph-properties fo:margin-left="0in" fo:margin-right="0in" fo:text-indent="0in" style:auto-text-indent="false" style:page-number="auto"/>
    </style:style>
    <style:style style:name="P4" style:family="paragraph" style:parent-style-name="Heading_20_1" style:list-style-name="">
      <style:paragraph-properties fo:margin-left="0in" fo:margin-right="0in" fo:text-indent="0in" style:auto-text-indent="false"/>
    </style:style>
    <style:style style:name="P5" style:family="paragraph" style:parent-style-name="Heading_20_2" style:list-style-name="">
      <style:paragraph-properties fo:margin-left="0in" fo:margin-right="0in" fo:text-indent="0in" style:auto-text-indent="false"/>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fo:font-size="18pt" fo:language="en" fo:country="US" style:text-underline-style="none" style:font-size-asian="18pt" style:language-asian="en" style:country-asian="US"/>
    </style:style>
    <style:style style:name="T3" style:family="text">
      <style:text-properties style:font-name="Times New Roman" fo:font-size="10pt" fo:language="en" fo:country="US" style:font-size-asian="10pt" style:language-asian="en" style:country-asian="US"/>
    </style:style>
    <style:style style:name="T4" style:family="text">
      <style:text-properties style:font-name="Times New Roman" fo:font-size="10pt" fo:language="en" fo:country="US" fo:font-weight="bold" style:font-size-asian="10pt" style:language-asian="en" style:country-asian="US" style:font-weight-asian="bold"/>
    </style:style>
    <style:style style:name="T5" style:family="text">
      <style:text-properties style:font-name="Times New Roman" fo:font-size="12pt" fo:language="en" fo:country="US" fo:font-style="normal" style:font-size-asian="12pt" style:language-asian="en" style:country-asian="US" style:font-style-asian="normal"/>
    </style:style>
    <style:style style:name="T6" style:family="text">
      <style:text-properties fo:color="#000000"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s material is Open Game Content, and is licensed for public use under the terms of the Open Game License v1.0a.</text:span></text:p>
      <text:h text:style-name="P4" text:outline-level="1"><text:span text:style-name="T2">STARTING OCCUPATION</text:span></text:h>
      <text:p text:style-name="P2"/>
      <text:p text:style-name="P1"><text:span text:style-name="T3">A hero may hold other jobs as his or her career unfolds, but the benefits of a starting occupation are only applied once, at the time of character creation.</text:span></text:p>
      <text:p text:style-name="P1"><text:span text:style-name="T3">Many starting occupations have a prerequisite that the character must meet to qualify for the occupation. Each occupation provides a number of additional permanent class skills that the character can select from a list of choices. Once selected, a permanent class skill is always considered to be a class skill for the character. If the skill selected is already a class skill for the character, he or she also gains a one-time competence bonus for that skill.</text:span></text:p>
      <text:p text:style-name="P1"><text:span text:style-name="T3">Some starting occupations provide a Reputation bonus or a bonus feat (in addition to the two feats a 1st-level character already receives). A character still must meet any prerequisites for these bonus feats. Finally, a starting occupation increases the character’s Wealth bonus.</text:span></text:p>
      <text:p text:style-name="P1"><text:span text:style-name="T3">Choose one occupation from the available selections and apply the benefits to the character as noted in the occupation’s description.</text:span></text:p>
      <text:p text:style-name="P2"/>
      <text:h text:style-name="P5" text:outline-level="2"><text:span text:style-name="T5">Academic</text:span></text:h>
      <text:p text:style-name="P1"><text:span text:style-name="T3">Academics include librarians, archaeologists, scholars, professors, teachers, and other education professionals.</text:span></text:p>
      <text:p text:style-name="P1"><text:span text:style-name="T4">Prerequisite:</text:span><text:span text:style-name="T3"> Age 23+.</text:span></text:p>
      <text:p text:style-name="P1"><text:span text:style-name="T4">Skills:</text:span><text:span text:style-name="T3"> Choose three of the following skills as permanent class skills. If a skill the character selects is already a class skill, he or she receives a +1 competence bonus on checks using that skill.</text:span></text:p>
      <text:p text:style-name="P1"><text:span text:style-name="T3">Computer Use, Craft (writing), Decipher Script, Gather Information, Knowledge (arcane lore, art, behavioral sciences, business, civics, current events, earth and life sciences, history, physical sciences, popular culture, tactics, technology, or theology and philosophy), Research, or add a new Read/Write Language or a new Speak Language.</text:span></text:p>
      <text:p text:style-name="P1"><text:span text:style-name="T4">Wealth Bonus Increase:</text:span><text:span text:style-name="T3"> +3.</text:span></text:p>
      <text:p text:style-name="P2"/>
      <text:h text:style-name="P5" text:outline-level="2"><text:span text:style-name="T5">Adventurer</text:span></text:h>
      <text:p text:style-name="P1"><text:span text:style-name="T3">Adventurers include professional daredevils, big-game hunters, relic hunters, explorers, extreme sports enthusiasts, field scientists, thrill-seekers, and others called to face danger for a variety of reasons.</text:span></text:p>
      <text:p text:style-name="P1"><text:span text:style-name="T4">Prerequisite:</text:span><text:span text:style-name="T3"> Age 15+.</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Bluff, Climb, Demolitions, Disable Device, Drive, Escape Artist, Intimidate, Jump, Knowledge (arcane lore, streetwise, tactics, or technology), Move Silently, Pilot, Ride, Spot, Survival, Swim, Treat Injury.</text:span></text:p>
      <text:p text:style-name="P1"><text:span text:style-name="T4">Bonus Feat:</text:span><text:span text:style-name="T3"> Select one of the following: Archaic Weapons Proficiency, Brawl, or Personal Firearms Proficiency.</text:span></text:p>
      <text:p text:style-name="P1"><text:soft-page-break/><text:span text:style-name="T4">Wealth Bonus Increase:</text:span><text:span text:style-name="T3"> +1.</text:span></text:p>
      <text:p text:style-name="P2"/>
      <text:h text:style-name="P5" text:outline-level="2"><text:span text:style-name="T5">Athlete</text:span></text:h>
      <text:p text:style-name="P1"><text:span text:style-name="T3">Athletes include amateur athletes of Olympic quality and professional athletes of all types, including gymnasts, weight trainers, wrestlers, boxers, martial artists, swimmers, skaters, and those who engage in any type of competitive sport.</text:span></text:p>
      <text:p text:style-name="P1"><text:span text:style-name="T4">Prerequisite:</text:span><text:span text:style-name="T3"> Strength 13 or Dexterity 13.</text:span></text:p>
      <text:p text:style-name="P1"><text:span text:style-name="T4">Skills:</text:span><text:span text:style-name="T3"> Choose three of the following skills as permanent class skills. If a skill the character selects is already a class skill, he or she receives a +1 competence bonus on checks using that skill. <text:s/>Balance, Climb, Drive, Jump, Ride, Swim, Tumble.</text:span></text:p>
      <text:p text:style-name="P1"><text:span text:style-name="T4">Bonus Feat:</text:span><text:span text:style-name="T3"> Select either Archaic Weapons Proficiency or Brawl.</text:span></text:p>
      <text:p text:style-name="P1"><text:span text:style-name="T4">Wealth Bonus Increase:</text:span><text:span text:style-name="T3"> +1.</text:span></text:p>
      <text:p text:style-name="P2"/>
      <text:h text:style-name="P5" text:outline-level="2"><text:span text:style-name="T5">Blue Collar</text:span></text:h>
      <text:p text:style-name="P1"><text:span text:style-name="T3">Blue collar occupations include factory work, food service jobs, construction, service industry jobs, taxi drivers, postal workers, and other jobs that are usually not considered to be desk jobs.</text:span></text:p>
      <text:p text:style-name="P1"><text:span text:style-name="T4">Prerequisite:</text:span><text:span text:style-name="T3"> Age 18+.</text:span></text:p>
      <text:p text:style-name="P1"><text:span text:style-name="T4">Skills:</text:span><text:span text:style-name="T3"> Choose three of the following skills as permanent class skills. If a skill the character selects is already a class skill, he or she receives a +1 competence bonus on checks using that skill. Craft (electronic, mechanical, or structural), Climb, Drive, Handle Animal, Intimidate, Repair, Ride.</text:span></text:p>
      <text:p text:style-name="P1"><text:span text:style-name="T4">Wealth Bonus Increase:</text:span><text:span text:style-name="T3"> +2.</text:span></text:p>
      <text:p text:style-name="P2"/>
      <text:h text:style-name="P5" text:outline-level="2"><text:span text:style-name="T5">Celebrity</text:span></text:h>
      <text:p text:style-name="P1"><text:span text:style-name="T3">A celebrity is anyone who, for whatever reason, has been thrust into the spotlight of the public eye. Actors, entertainers of all types, newscasters, radio and television personalities, and more fall under this starting occupation.</text:span></text:p>
      <text:p text:style-name="P1"><text:span text:style-name="T4">Prerequisite:</text:span><text:span text:style-name="T3"> Age 15+.</text:span></text:p>
      <text:p text:style-name="P1"><text:span text:style-name="T4">Skills:</text:span><text:span text:style-name="T3"> Choose one of the following skills as permanent class skills. If a skill the character selects is already a class skill, he or she receives a +1 competence bonus on checks using that skill. <text:s/>Bluff, Craft (visual art or writing), Diplomacy, Disguise, Perform (act, dance, keyboards, percussion instruments, sing, stand-up, stringed instruments, or wind instruments).</text:span></text:p>
      <text:p text:style-name="P1"><text:span text:style-name="T4">Reputation Bonus Increase:</text:span><text:span text:style-name="T3"> +1.</text:span></text:p>
      <text:p text:style-name="P1"><text:span text:style-name="T4">Wealth Bonus Increase:</text:span><text:span text:style-name="T3"> +4.</text:span></text:p>
      <text:p text:style-name="P2"><text:soft-page-break/></text:p>
      <text:h text:style-name="P5" text:outline-level="2"><text:span text:style-name="T5">Creative</text:span></text:h>
      <text:p text:style-name="P1"><text:span text:style-name="T6">The creative starting occupation covers artists of all types </text:span><text:span text:style-name="T3">who fan their creative spark into a career. Illustrators, copywriters, cartoonists, graphic artists, novelists, magazine columnists, actors, sculptors, game designers, musicians, screenwriters, photographers, and web designers all fall under this occupation.</text:span></text:p>
      <text:p text:style-name="P1"><text:span text:style-name="T4">Prerequisite:</text:span><text:span text:style-name="T3"> Age 15+.</text:span></text:p>
      <text:p text:style-name="P1"><text:span text:style-name="T4">Skills:</text:span><text:span text:style-name="T3"> Choose three of the following skills as permanent class skills. If a skill the character selects is already a class skill, he or she receives a +1 competence bonus on checks using that skill. <text:s/>Bluff, Computer Use, Craft (visual art or writing), Disguise, Forgery, Knowledge (arcane lore or art), Perform (act, dance, keyboards, percussion instruments, sing, stand-up, stringed instruments, or wind instruments), Spot.</text:span></text:p>
      <text:p text:style-name="P1"><text:span text:style-name="T4">Wealth Bonus Increase:</text:span><text:span text:style-name="T3"> +2.</text:span></text:p>
      <text:p text:style-name="P2"/>
      <text:h text:style-name="P5" text:outline-level="2"><text:span text:style-name="T5">Criminal</text:span></text:h>
      <text:p text:style-name="P1"><text:span text:style-name="T3">This illicit starting occupation reveals a background from the wrong side of the law. This occupation includes con artists, burglars, thieves, crime family soldiers, gang members, bank robbers, and other types of career criminals.</text:span></text:p>
      <text:p text:style-name="P1"><text:span text:style-name="T4">Prerequisite:</text:span><text:span text:style-name="T3"> Age 15+.</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Disable Device, Disguise, Forgery, Gamble, Hide, Knowledge (streetwise), Move Silent­ly, Sleight of Hand.</text:span></text:p>
      <text:p text:style-name="P1"><text:span text:style-name="T4">Bonus Feat:</text:span><text:span text:style-name="T3"> Select either Brawl or Personal Firearms Proficiency.</text:span></text:p>
      <text:p text:style-name="P1"><text:span text:style-name="T4">Wealth Bonus Increase:</text:span><text:span text:style-name="T3"> +1.</text:span></text:p>
      <text:p text:style-name="P2"/>
      <text:h text:style-name="P5" text:outline-level="2"><text:span text:style-name="T5">Dilettante</text:span></text:h>
      <text:p text:style-name="P1"><text:span text:style-name="T3">Dilettantes usually get their wealth from family holdings and trust funds. The typical dilettante has no job, few re­sponsibilities, and at least one driving passion that ­occupies his or her day. That passion might be a charity or philanthropic foundation, an ideal or cause worth fighting for, or a lust for living a fun and carefree existence. </text:span></text:p>
      <text:p text:style-name="P1"><text:span text:style-name="T4">Prerequisite:</text:span><text:span text:style-name="T3"> Age 18+.</text:span></text:p>
      <text:p text:style-name="P1"><text:span text:style-name="T4">Skills:</text:span><text:span text:style-name="T3"> Choose one of the following skills as permanent class skills. If a skill the character selects is already a class skill, he or she receives a +1 competence bonus on checks using that skill. Gamble, Intimidate, Knowledge (current events or popular culture), Ride, or add a new Speak Language.</text:span></text:p>
      <text:p text:style-name="P1"><text:span text:style-name="T4">Reputation Bonus Increase:</text:span><text:span text:style-name="T3"> +1.</text:span></text:p>
      <text:p text:style-name="P1"><text:span text:style-name="T4">Wealth Bonus Increase:</text:span><text:span text:style-name="T3"> +6.</text:span></text:p>
      <text:p text:style-name="P2"/>
      <text:h text:style-name="P5" text:outline-level="2"><text:soft-page-break/><text:span text:style-name="T5">Doctor</text:span></text:h>
      <text:p text:style-name="P1"><text:span text:style-name="T3">A doctor can be a physician (general ­practitioner or specialist), a surgeon, or a psychiatrist.</text:span></text:p>
      <text:p text:style-name="P1"><text:span text:style-name="T4">Prerequisite:</text:span><text:span text:style-name="T3"> Age 25+.</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Craft (pharmaceutical), Computer Use, Knowledge (behavioral sciences, earth and life sciences, or technology), Search, Treat Injury.</text:span></text:p>
      <text:p text:style-name="P1"><text:span text:style-name="T4">Wealth Bonus Increase:</text:span><text:span text:style-name="T3"> +4.</text:span></text:p>
      <text:p text:style-name="P2"/>
      <text:h text:style-name="P5" text:outline-level="2"><text:span text:style-name="T5">Emergency Services</text:span></text:h>
      <text:p text:style-name="P1"><text:span text:style-name="T3">Rescue workers, firefighters, paramedics, hazardous material handlers, and emergency medical technicians fall under this category.</text:span></text:p>
      <text:p text:style-name="P1"><text:span text:style-name="T4">Prerequisite:</text:span><text:span text:style-name="T3"> Age 18+.</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Balance, Climb, Computer Use, Drive, Jump, Knowledge (behavioral sciences, earth and life sciences, or technology), Search, Treat Injury, Swim.</text:span></text:p>
      <text:p text:style-name="P1"><text:span text:style-name="T4">Wealth Bonus Increase:</text:span><text:span text:style-name="T3"> +2.</text:span></text:p>
      <text:p text:style-name="P2"/>
      <text:h text:style-name="P5" text:outline-level="2"><text:span text:style-name="T5">Entrepreneur</text:span></text:h>
      <text:p text:style-name="P1"><text:span text:style-name="T3">Entrepreneurs have an obsession about being their own boss. They believe in themselves, have an abundance of confidence, and the ability to acquire the funds necessary to bankroll their newest moneymaking venture. These small to large business owners have a knack for putting together business plans, gathering resources, and getting a new venture off the ground. They rarely want to stick around after the launch, however, as they prefer to put their energies into the next big thing.</text:span></text:p>
      <text:p text:style-name="P1"><text:span text:style-name="T4">Prerequisite:</text:span><text:span text:style-name="T3"> Age 18+.</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Bluff, Diplomacy, Gamble, Knowledge (business, current events, or technology).</text:span></text:p>
      <text:p text:style-name="P1"><text:span text:style-name="T4">Reputation Bonus Increase:</text:span><text:span text:style-name="T3"> +1.</text:span></text:p>
      <text:p text:style-name="P1"><text:span text:style-name="T4">Wealth Bonus Increase:</text:span><text:span text:style-name="T3"> +4.</text:span></text:p>
      <text:p text:style-name="P2"/>
      <text:h text:style-name="P5" text:outline-level="2"><text:span text:style-name="T5">Investigative</text:span></text:h>
      <text:p text:style-name="P1"><text:span text:style-name="T3">There are a number of jobs that fit within this occupation, including investigative reporters, photojournalists, private investigators, police detectives, criminologists, criminal profilers, espionage agents, and others who use their skills to gather evidence and analyze clues.</text:span></text:p>
      <text:p text:style-name="P1"><text:soft-page-break/><text:span text:style-name="T4">Prerequisite:</text:span><text:span text:style-name="T3"> Age 23+.</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Computer Use, Craft (visual art or writing), Decipher Script, Forgery, Gather Information, Investigate, Knowledge (behavioral sciences, civics, earth and life sciences, or streetwise), Research, Search, Sense Motive.</text:span></text:p>
      <text:p text:style-name="P1"><text:span text:style-name="T4">Bonus Feat:</text:span><text:span text:style-name="T3"> Select either Brawl or Personal Firearms Proficiency.</text:span></text:p>
      <text:p text:style-name="P1"><text:span text:style-name="T4">Wealth Bonus Increase:</text:span><text:span text:style-name="T3"> +2.</text:span></text:p>
      <text:p text:style-name="P2"/>
      <text:h text:style-name="P5" text:outline-level="2"><text:span text:style-name="T5">Law Enforcement</text:span></text:h>
      <text:p text:style-name="P1"><text:span text:style-name="T3">Law enforcement personnel include uniformed police, state troopers, federal police, federal agents, SWAT team members, and military police.</text:span></text:p>
      <text:p text:style-name="P1"><text:span text:style-name="T4">Prerequisite:</text:span><text:span text:style-name="T3"> Age 20+.</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Diplomacy, Drive, Gather Information, Intimidate, Knowledge (civics, earth and life sciences, streetwise, or tactics), Listen.</text:span></text:p>
      <text:p text:style-name="P1"><text:span text:style-name="T4">Bonus Feat:</text:span><text:span text:style-name="T3"> Select one of the following: Combat Martial Arts, Armor Proficiency (light), or Personal Firearms Proficiency.</text:span></text:p>
      <text:p text:style-name="P1"><text:span text:style-name="T4">Wealth Bonus Increase:</text:span><text:span text:style-name="T3"> +1.</text:span></text:p>
      <text:p text:style-name="P2"/>
      <text:h text:style-name="P5" text:outline-level="2"><text:span text:style-name="T5">Military</text:span></text:h>
      <text:p text:style-name="P1"><text:span text:style-name="T3">Military covers any of the branches of the armed forces, including army, navy, air force, and marines, as well as the various elite training units such as Seals, Rangers, and Special Forces.</text:span></text:p>
      <text:p text:style-name="P1"><text:span text:style-name="T4">Prerequisite:</text:span><text:span text:style-name="T3"> Age 18+.</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Climb, Demolitions, Drive, Hide, Knowledge (tactics), Move Silently, Navigate, Pilot, Survival, Swim.</text:span></text:p>
      <text:p text:style-name="P1"><text:span text:style-name="T4">Bonus Feat:</text:span><text:span text:style-name="T3"> Select one of the following: Brawl, Combat Martial Arts, Armor Proficiency (light), or Personal Firearms Proficiency.</text:span></text:p>
      <text:p text:style-name="P1"><text:span text:style-name="T4">Wealth Bonus Increase:</text:span><text:span text:style-name="T3"> +1.</text:span></text:p>
      <text:p text:style-name="P2"/>
      <text:h text:style-name="P5" text:outline-level="2"><text:span text:style-name="T5">Religious</text:span></text:h>
      <text:p text:style-name="P1"><text:span text:style-name="T3">Ordained clergy of all persuasions, as well as theological scholars and experts on religious studies fall within the scope of this starting occupation.</text:span></text:p>
      <text:p text:style-name="P1"><text:soft-page-break/><text:span text:style-name="T4">Prerequisite:</text:span><text:span text:style-name="T3"> Age 23+.</text:span></text:p>
      <text:p text:style-name="P1"><text:span text:style-name="T4">Skills:</text:span><text:span text:style-name="T3"> Choose three of the following skills as permanent class skills. If a skill the character selects is already a class skill, he or she receives a +1 competence bonus on checks using that skill. <text:s/>Decipher Script, Knowledge (arcane lore, art, behavioral sciences, history, streetwise, or theology and philosophy), Listen, Sense Motive.</text:span></text:p>
      <text:p text:style-name="P1"><text:span text:style-name="T4">Wealth Bonus Increase:</text:span><text:span text:style-name="T3"> +2.</text:span></text:p>
      <text:p text:style-name="P2"/>
      <text:h text:style-name="P5" text:outline-level="2"><text:span text:style-name="T5">Rural</text:span></text:h>
      <text:p text:style-name="P1"><text:span text:style-name="T3">Farm workers, hunters, and others who make a living in rural communities fall under this category.</text:span></text:p>
      <text:p text:style-name="P1"><text:span text:style-name="T4">Prerequisite:</text:span><text:span text:style-name="T3"> Age 15+.</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Balance, Climb, Drive, Handle Animal, Repair, Ride, Survival, Swim.</text:span></text:p>
      <text:p text:style-name="P1"><text:span text:style-name="T4">Bonus Feat:</text:span><text:span text:style-name="T3"> Select either Brawl or Personal Firearms Proficiency.</text:span></text:p>
      <text:p text:style-name="P1"><text:span text:style-name="T4">Wealth Bonus Increase:</text:span><text:span text:style-name="T3"> +1.</text:span></text:p>
      <text:p text:style-name="P2"/>
      <text:h text:style-name="P5" text:outline-level="2"><text:span text:style-name="T5">Student</text:span></text:h>
      <text:p text:style-name="P1"><text:span text:style-name="T3">A student can be in high school, college, or graduate school. He or she could be in a seminary, a military school, or a private institution. A college-age student should also pick a major field of study.</text:span></text:p>
      <text:p text:style-name="P1"><text:span text:style-name="T4">Prerequisite:</text:span><text:span text:style-name="T3"> Age 15+.</text:span></text:p>
      <text:p text:style-name="P1"><text:span text:style-name="T4">Skills:</text:span><text:span text:style-name="T3"> Choose three of the following skills as permanent class skills. If a skill the character selects is already a class skill, he or she receives a +1 competence bonus on checks using that skill. <text:s/>Computer Use, Knowledge (arcane lore, art, behavioral sciences, business, civics, current events, earth and life sciences, history, physical sciences, popular culture, technology, or theology and philosophy), Perform (act, dance, keyboards, percussion instruments, sing, stand-up, stringed instruments, or wind instruments), Research.</text:span></text:p>
      <text:p text:style-name="P1"><text:span text:style-name="T4">Wealth Bonus Increase:</text:span><text:span text:style-name="T3"> +1.</text:span></text:p>
      <text:p text:style-name="P2"/>
      <text:h text:style-name="P5" text:outline-level="2"><text:span text:style-name="T5">Technician</text:span></text:h>
      <text:p text:style-name="P1"><text:span text:style-name="T3">Scientists and engineers of all types fit within the scope of this starting occupation.</text:span></text:p>
      <text:p text:style-name="P1"><text:span text:style-name="T4">Prerequisite:</text:span><text:span text:style-name="T3"> Age 23+.</text:span></text:p>
      <text:p text:style-name="P1"><text:span text:style-name="T4">Skills:</text:span><text:span text:style-name="T3"> Choose three of the following skills as permanent class skills. If a skill the character selects is already a class skill, he or she receives a +1 competence bonus on checks using that skill. Computer Use, Craft (chemical, electronic, mechanical, or structural), Knowledge (business, earth and life sciences, physical sciences, or technology), Repair, Research.</text:span></text:p>
      <text:p text:style-name="P1"><text:soft-page-break/><text:span text:style-name="T4">Wealth Bonus Increase:</text:span><text:span text:style-name="T3"> +3.</text:span></text:p>
      <text:p text:style-name="P2"/>
      <text:h text:style-name="P5" text:outline-level="2"><text:span text:style-name="T5">White Collar</text:span></text:h>
      <text:p text:style-name="P1"><text:span text:style-name="T3">Office workers and desk jockeys, lawyers, accountants, insurance agents, bank personnel, financial advisors, tax preparers, clerks, sales personnel, real estate agents, and a variety of mid-level managers fall within the scope of this starting occupation.</text:span></text:p>
      <text:p text:style-name="P1"><text:span text:style-name="T4">Prerequisite:</text:span><text:span text:style-name="T3"> Age 23+.</text:span></text:p>
      <text:p text:style-name="P1"><text:span text:style-name="T4">Skills:</text:span><text:span text:style-name="T3"> Choose two of the following skills as permanent class skills. If a skill the character selects is already a class skill, he or she receives a +1 competence bonus on checks using that skill. <text:s/>Computer Use, Diplomacy, Knowledge (art, business, civics, earth and life sciences, history, physical sciences, or technology), Research.</text:span></text:p>
      <text:p text:style-name="P1"><text:span text:style-name="T4">Wealth Bonus Increase:</text:span><text:span text:style-name="T3">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cupation</dc:title>
    <dc:subject>MSRD</dc:subject>
    <meta:initial-creator>AKSmith</meta:initial-creator>
    <meta:creation-date>2002-10-21T11:27:00</meta:creation-date>
    <dc:date>2003-08-29T11:40:00</dc:date>
    <meta:editing-cycles>34</meta:editing-cycles>
    <meta:editing-duration>PT35S</meta:editing-duration>
    <meta:document-statistic meta:table-count="0" meta:image-count="0" meta:object-count="0" meta:page-count="7" meta:paragraph-count="112" meta:word-count="2068" meta:character-count="13712" meta:non-whitespace-character-count="11742"/>
    <meta:generator>LibreOffice/5.4.6.2$Linux_X86_64 LibreOffice_project/40m0$Build-2</meta:generator>
    <meta:user-defined meta:name="Company">Wizards of the Coast</meta:user-defined>
    <meta:user-defined meta:name="Operator">AKSmith</meta:user-defined>
  </office:meta>
</office:document-meta>
</file>